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39">
            <text:p>0807 <text:s/>110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">
            <text:p>0807 <text:s/>110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">
            <text:p>0807 <text:s/>110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">
            <text:p>0807 <text:s/>110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2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2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2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2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2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2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3">
            <text:p>0807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3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3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3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3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3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3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3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4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4">
            <text:p>0807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4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4">
            <text:p>0807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4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4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4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4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4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5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5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5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5">
            <text:p>0807 <text:s/>110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5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5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5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6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6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6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6">
            <text:p>0807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6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6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6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7">
            <text:p>0807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7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7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7">
            <text:p>0807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7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7">
            <text:p>0807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7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8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8">
            <text:p>0807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8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8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8">
            <text:p>0807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8">
            <text:p>0807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8">
            <text:p>0807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9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9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9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9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9">
            <text:p>0807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9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49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">
            <text:p>0807 <text:s/>110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">
            <text:p>0807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2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2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2">
            <text:p>0807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2">
            <text:p>0807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3">
            <text:p>0807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3">
            <text:p>0807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3">
            <text:p>0807 <text:s/>110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4">
            <text:p>0807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4">
            <text:p>0807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4">
            <text:p>0807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4">
            <text:p>0807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5">
            <text:p>0807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5">
            <text:p>0807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5">
            <text:p>0807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5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6">
            <text:p>0807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6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6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7">
            <text:p>0807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1">
            <text:p>10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2">
            <text:p>10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4">
            <text:p>10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5">
            <text:p>10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00])+1" office:value-type="float" office:value="97">
            <text:p>97</text:p>
          </table:table-cell>
          <table:table-cell table:style-name="ce7" table:formula="of:=NOW()" office:value-type="date" office:date-value="2021-08-07T11:08:42.58">
            <text:p>0807 <text:s/>110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07T11:08:42.58">
            <text:p>2021/8/7 11:0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7T11:08:42.58">
            <text:p>0807 <text:s/>1108</text:p>
          </table:table-cell>
          <table:table-cell table:style-name="ce7" table:formula="of:=NOW()" office:value-type="date" office:date-value="2021-08-07T11:08:42.58">
            <text:p>0807 <text:s/>110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07T11:08:42.58">
            <text:p>0807 <text:s/>110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6">
            <text:p>0807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6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6">
            <text:p>0807 <text:s/>11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6">
            <text:p>0807 <text:s/>11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6">
            <text:p>0807 <text:s/>11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6">
            <text:p>0807 <text:s/>11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7">
            <text:p>0807 <text:s/>110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7">
            <text:p>0807 <text:s/>110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7">
            <text:p>0807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7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7">
            <text:p>0807 <text:s/>110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7">
            <text:p>0807 <text:s/>11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7">
            <text:p>0807 <text:s/>11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8">
            <text:p>0807 <text:s/>110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8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8">
            <text:p>0807 <text:s/>110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9">
            <text:p>0807 <text:s/>11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9">
            <text:p>0807 <text:s/>11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69">
            <text:p>0807 <text:s/>11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">
            <text:p>0807 <text:s/>110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">
            <text:p>0807 <text:s/>11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">
            <text:p>0807 <text:s/>11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">
            <text:p>0807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1">
            <text:p>0807 <text:s/>11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1">
            <text:p>0807 <text:s/>110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1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1">
            <text:p>0807 <text:s/>11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 : wydmuchanie `kan`-u, kształt dla którego. &lt;2&gt; na początku ćwiczenia, dźwięki wychodzą nieco przytłumione. &lt;3&gt; po jakimś czasie, dźwięki stają się miękkie, bardziej pełne, które jest wskazujący, że usta samo stają się miękkie, zmieniający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1">
            <text:p>0807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1">
            <text:p>0807 <text:s/>11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2">
            <text:p>0807 <text:s/>11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2">
            <text:p>0807 <text:s/>1108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0.23">
            <text:p>0807 <text:s/>11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 классе. &lt;1&gt; подгруппа Н группы Г. &lt;2&gt; элемент а группы Г, которы не являющийся элементом подгрупы Н. &lt;3&gt; смежный класс, которы состоящий из элемента а и подгрупы Н. (аН) &lt;4&gt; пересече'ние аН и Н ---&gt; это пусто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0.23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5">
            <text:p>3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0.23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6">
            <text:p>3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2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2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8">
            <text:p>3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2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9">
            <text:p>3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2.72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0">
            <text:p>4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1.27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1.27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2">
            <text:p>4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1.27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3">
            <text:p>4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1.27">
            <text:p>0807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4">
            <text:p>4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7T11:08:41.27">
            <text:p>0807 <text:s/>1108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7T11:08:41.27">
            <text:p>0807 <text:s/>110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07T11:08:42.72">
            <text:p>0807 <text:s/>1108</text:p>
          </table:table-cell>
          <table:table-cell table:style-name="ce7" table:formula="of:=NOW()" office:value-type="date" office:date-value="2021-08-07T11:08:42.72">
            <text:p>0807 <text:s/>110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07T11:08:42.72">
            <text:p>0807 <text:s/>110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7">2021/08/07</text:date>, <text:time>11:08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07T11:08:42.09</dc:date>
    <dc:creator>iwabuchi ken</dc:creator>
    <meta:editing-duration>P5DT14H27S</meta:editing-duration>
    <meta:editing-cycles>860</meta:editing-cycles>
    <meta:generator>OpenOffice/4.1.3$Win32 OpenOffice.org_project/413m1$Build-9783</meta:generator>
    <meta:document-statistic meta:table-count="2" meta:cell-count="936" meta:object-count="0"/>
  </office:meta>
</office:document-meta>
</file>